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5919" officeooo:paragraph-rsid="00195919"/>
    </style:style>
    <style:style style:name="P2" style:family="paragraph" style:parent-style-name="Standard" style:list-style-name="L1">
      <style:text-properties officeooo:rsid="00195919" officeooo:paragraph-rsid="00195919"/>
    </style:style>
    <style:style style:name="P3" style:family="paragraph" style:parent-style-name="Standard" style:list-style-name="L2">
      <style:text-properties officeooo:rsid="00195919" officeooo:paragraph-rsid="00195919"/>
    </style:style>
    <style:style style:name="P4" style:family="paragraph" style:parent-style-name="Standard">
      <style:text-properties fo:language="en" fo:country="US" officeooo:rsid="00195919" officeooo:paragraph-rsid="00195919"/>
    </style:style>
    <style:style style:name="P5" style:family="paragraph" style:parent-style-name="Standard" style:list-style-name="L1">
      <style:text-properties fo:language="en" fo:country="US" officeooo:rsid="00195919" officeooo:paragraph-rsid="00195919"/>
    </style:style>
    <style:style style:name="P6" style:family="paragraph" style:parent-style-name="Standard" style:list-style-name="L3">
      <style:text-properties fo:language="en" fo:country="US" officeooo:rsid="00195919" officeooo:paragraph-rsid="001959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wner</text:p>
      <text:p text:style-name="P1">Investors</text:p>
      <text:p text:style-name="P1">Team: </text:p>
      <text:list xml:id="list3205431121" text:style-name="L2">
        <text:list-item>
          <text:p text:style-name="P3">Dev </text:p>
        </text:list-item>
        <text:list-item>
          <text:p text:style-name="P3">QA etc </text:p>
        </text:list-item>
      </text:list>
      <text:p text:style-name="P1">Contributors : </text:p>
      <text:list xml:id="list4287782458" text:style-name="L1">
        <text:list-item>
          <text:p text:style-name="P2">Houskeepers</text:p>
        </text:list-item>
        <text:list-item>
          <text:p text:style-name="P2">Office workers </text:p>
        </text:list-item>
        <text:list-item>
          <text:p text:style-name="P5">Pensioners</text:p>
        </text:list-item>
        <text:list-item>
          <text:p text:style-name="P5">Prof players </text:p>
        </text:list-item>
      </text:list>
      <text:p text:style-name="P4">Competitors :</text:p>
      <text:list xml:id="list3061951814" text:style-name="L3">
        <text:list-item>
          <text:p text:style-name="P6">Online casino </text:p>
        </text:list-item>
        <text:list-item>
          <text:p text:style-name="P6">Other startups with the same idea </text:p>
        </text:list-item>
        <text:list-item>
          <text:p text:style-name="P6">Big companies like Microsoft 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13S</meta:editing-duration>
    <meta:editing-cycles>3</meta:editing-cycles>
    <meta:generator>LibreOffice/5.4.3.2$Windows_x86 LibreOffice_project/92a7159f7e4af62137622921e809f8546db437e5</meta:generator>
    <dc:date>2019-11-13T10:09:57.081000000</dc:date>
    <meta:document-statistic meta:table-count="0" meta:image-count="0" meta:object-count="0" meta:page-count="1" meta:paragraph-count="14" meta:word-count="37" meta:character-count="194" meta:non-whitespace-character-count="171"/>
    <meta:user-defined meta:name="Info 1"/>
    <meta:user-defined meta:name="Info 2"/>
    <meta:user-defined meta:name="Info 3"/>
    <meta:user-defined meta:name="Info 4"/>
  </office:meta>
</office:document-meta>
</file>